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****************************************************************************</text:p>
      <text:p text:style-name="Standard">Authors <text:s/>: Albert Owusu-Asare , Box 4497, &lt;owusuasa@grinnell.edu&gt;</text:p>
      <text:p text:style-name="Standard"><text:s text:c="9"/>: Ezra Edgerton <text:s text:c="5"/>, Box 3503, &lt;edgerton@grinnell.edu&gt;</text:p>
      <text:p text:style-name="Standard"/>
      <text:p text:style-name="Standard">This document contains answers to questions from CS213 Lab: Threads</text:p>
      <text:p text:style-name="Standard"/>
      <text:p text:style-name="Standard"/>
      <text:p text:style-name="Standard">Questions:</text:p>
      <text:p text:style-name="Standard">http://www.cs.grinnell.edu/~weinman/courses/CSC213/2014F/labs/threads.html</text:p>
      <text:p text:style-name="Standard"/>
      <text:p text:style-name="Standard">*****************************************************************************</text:p>
      <text:p text:style-name="Standard"><draw:frame draw:style-name="fr1" draw:name="Object1" text:anchor-type="paragraph" svg:width="7.578in" svg:height="4.32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Object2" text:anchor-type="paragraph" svg:width="7.7398in" svg:height="3.881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/>
      <text:p text:style-name="Standard"><draw:frame draw:style-name="fr2" draw:name="Object4" text:anchor-type="paragraph" svg:x="0.6673in" svg:y="0.1091in" svg:width="6.2992in" svg:height="3.542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Object3" text:anchor-type="paragraph" svg:x="0.3547in" svg:y="0.0327in" svg:width="6.2992in" svg:height="3.542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Object6" text:anchor-type="paragraph" svg:x="0.5319in" svg:y="5.5209in" svg:width="6.2992in" svg:height="3.5429in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2" draw:name="Object5" text:anchor-type="paragraph" svg:x="0.3339in" svg:y="0.3799in" svg:width="6.2992in" svg:height="3.5429in" draw:z-index="4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 Owusu-Asare</meta:initial-creator>
    <meta:creation-date>2014-10-14T17:46:48</meta:creation-date>
    <dc:date>2014-10-14T17:49:47</dc:date>
    <dc:creator>Albert Owusu-Asare</dc:creator>
    <meta:editing-duration>P0D</meta:editing-duration>
    <meta:editing-cycles>1</meta:editing-cycles>
    <meta:document-statistic meta:table-count="0" meta:image-count="0" meta:object-count="6" meta:page-count="3" meta:paragraph-count="7" meta:word-count="29" meta:character-count="435" meta:non-whitespace-character-count="398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247cm" svg:height="10.992cm" xlink:href="." xlink:type="simple" chart:class="chart:scatter" chart:style-name="ch1">
        <chart:title svg:x="5.624cm" svg:y="0.355cm" chart:style-name="ch2">
          <text:p>Graph of Average Times vs Matrix Size</text:p>
        </chart:title>
        <chart:legend svg:x="15.787cm" svg:y="4.591cm" style:legend-expansion="custom" chartooo:width="3.107cm" chartooo:height="2.924cm" style:legend-expansion-aspect-ratio="1.06258549931601" chart:style-name="ch3"/>
        <chart:plot-area chart:style-name="ch4" chart:data-source-has-labels="both" svg:x="1.726cm" svg:y="2.038cm" svg:width="14.061cm" svg:height="7.39cm">
          <chartooo:coordinate-region svg:x="2.347cm" svg:y="2.237cm" svg:width="13.44cm" svg:height="6.544cm"/>
          <chart:axis chart:dimension="x" chart:name="primary-x" chart:style-name="ch5" chartooo:axis-type="auto">
            <chart:title svg:x="7.64cm" svg:y="9.647cm" chart:style-name="ch6">
              <text:p>Matrix Size (N)</text:p>
            </chart:title>
            <chart:categories table:cell-range-address="local-table.$A$2:.$A$10"/>
          </chart:axis>
          <chart:axis chart:dimension="y" chart:name="primary-y" chart:style-name="ch7">
            <chart:title svg:x="0.782cm" svg:y="7.576cm" chart:style-name="ch8">
              <text:p>Average Time (Seconds)</text:p>
            </chart:title>
            <chart:grid chart:style-name="ch9" chart:class="major"/>
          </chart:axis>
          <chart:series chart:style-name="ch10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1" chart:values-cell-range-address="local-table.$D$2:.$D$10" chart:label-cell-address="local-table.$D$1" chart:class="chart:scatter">
            <chart:data-point chart:repeated="9"/>
          </chart:series>
          <chart:series chart:style-name="ch12" chart:values-cell-range-address="local-table.$E$2:.$E$10" chart:label-cell-address="local-table.$E$1" chart:class="chart:scatter">
            <chart:data-point chart:repeated="9"/>
          </chart:series>
          <chart:series chart:style-name="ch13" chart:values-cell-range-address="local-table.$F$2:.$F$10" chart:label-cell-address="local-table.$F$1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1 Thread</text:p>
              </table:table-cell>
              <table:table-cell office:value-type="string">
                <text:p>2 Threads</text:p>
              </table:table-cell>
              <table:table-cell office:value-type="string">
                <text:p>3 Threads</text:p>
              </table:table-cell>
              <table:table-cell office:value-type="string">
                <text:p>4 Thre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</table:table-cell>
              <table:table-cell office:value-type="float" office:value="0.00755966666666667">
                <text:p>0.00755966666666667</text:p>
              </table:table-cell>
              <table:table-cell office:value-type="float" office:value="0.007093">
                <text:p>0.007093</text:p>
              </table:table-cell>
              <table:table-cell office:value-type="float" office:value="0.00502066666666667">
                <text:p>0.00502066666666667</text:p>
              </table:table-cell>
              <table:table-cell office:value-type="float" office:value="0.004035">
                <text:p>0.0040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">
                <text:p>192</text:p>
              </table:table-cell>
              <table:table-cell office:value-type="float" office:value="0.0253516666666667">
                <text:p>0.0253516666666667</text:p>
              </table:table-cell>
              <table:table-cell office:value-type="float" office:value="0.016236">
                <text:p>0.016236</text:p>
              </table:table-cell>
              <table:table-cell office:value-type="float" office:value="0.0152623333333333">
                <text:p>0.0152623333333333</text:p>
              </table:table-cell>
              <table:table-cell office:value-type="float" office:value="0.00670333333333333">
                <text:p>0.00670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0.0535753333333333">
                <text:p>0.0535753333333333</text:p>
              </table:table-cell>
              <table:table-cell office:value-type="float" office:value="0.0314346666666667">
                <text:p>0.0314346666666667</text:p>
              </table:table-cell>
              <table:table-cell office:value-type="float" office:value="0.0182936666666667">
                <text:p>0.0182936666666667</text:p>
              </table:table-cell>
              <table:table-cell office:value-type="float" office:value="0.0128933333333333">
                <text:p>0.01289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4">
                <text:p>384</text:p>
              </table:table-cell>
              <table:table-cell office:value-type="float" office:value="0.157752">
                <text:p>0.157752</text:p>
              </table:table-cell>
              <table:table-cell office:value-type="float" office:value="0.0874246666666667">
                <text:p>0.0874246666666667</text:p>
              </table:table-cell>
              <table:table-cell office:value-type="float" office:value="0.062254">
                <text:p>0.062254</text:p>
              </table:table-cell>
              <table:table-cell office:value-type="float" office:value="0.0423213333333333">
                <text:p>0.042321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0.364138666666667">
                <text:p>0.364138666666667</text:p>
              </table:table-cell>
              <table:table-cell office:value-type="float" office:value="0.195319333333333">
                <text:p>0.195319333333333</text:p>
              </table:table-cell>
              <table:table-cell office:value-type="float" office:value="0.135065333333333">
                <text:p>0.135065333333333</text:p>
              </table:table-cell>
              <table:table-cell office:value-type="float" office:value="0.0985996666666667">
                <text:p>0.098599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8">
                <text:p>768</text:p>
              </table:table-cell>
              <table:table-cell office:value-type="float" office:value="1.20118866666667">
                <text:p>1.20118866666667</text:p>
              </table:table-cell>
              <table:table-cell office:value-type="float" office:value="0.627881666666667">
                <text:p>0.627881666666667</text:p>
              </table:table-cell>
              <table:table-cell office:value-type="float" office:value="0.431774">
                <text:p>0.431774</text:p>
              </table:table-cell>
              <table:table-cell office:value-type="float" office:value="0.329722">
                <text:p>0.3297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2.94161766666667">
                <text:p>2.94161766666667</text:p>
              </table:table-cell>
              <table:table-cell office:value-type="float" office:value="1.52383966666667">
                <text:p>1.52383966666667</text:p>
              </table:table-cell>
              <table:table-cell office:value-type="float" office:value="1.04612166666667">
                <text:p>1.04612166666667</text:p>
              </table:table-cell>
              <table:table-cell office:value-type="float" office:value="0.800946333333333">
                <text:p>0.800946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36">
                <text:p>1536</text:p>
              </table:table-cell>
              <table:table-cell office:value-type="float" office:value="9.96528666666667">
                <text:p>9.96528666666667</text:p>
              </table:table-cell>
              <table:table-cell office:value-type="float" office:value="5.13543866666667">
                <text:p>5.13543866666667</text:p>
              </table:table-cell>
              <table:table-cell office:value-type="float" office:value="3.511121">
                <text:p>3.511121</text:p>
              </table:table-cell>
              <table:table-cell office:value-type="float" office:value="2.70018533333333">
                <text:p>2.700185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23.463439">
                <text:p>23.463439</text:p>
              </table:table-cell>
              <table:table-cell office:value-type="float" office:value="12.0888706666667">
                <text:p>12.0888706666667</text:p>
              </table:table-cell>
              <table:table-cell office:value-type="float" office:value="8.27731133333333">
                <text:p>8.27731133333333</text:p>
              </table:table-cell>
              <table:table-cell office:value-type="float" office:value="6.36139266666667">
                <text:p>6.361392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658cm" svg:height="9.859cm" xlink:href="." xlink:type="simple" chart:class="chart:scatter" chart:style-name="ch1">
        <chart:title svg:x="3.687cm" svg:y="0.333cm" chart:style-name="ch2">
          <text:p>Graph of Average Times vs Matrix Size on Logarithmic Scale</text:p>
        </chart:title>
        <chart:legend svg:x="16.122cm" svg:y="4.118cm" style:legend-expansion="custom" chartooo:width="3.173cm" chartooo:height="2.622cm" style:legend-expansion-aspect-ratio="1.21014492753623" chart:style-name="ch3"/>
        <chart:plot-area chart:style-name="ch4" chart:data-source-has-labels="both" svg:x="1.484cm" svg:y="1.808cm" svg:width="14.639cm" svg:height="6.717cm">
          <chartooo:coordinate-region svg:x="2.396cm" svg:y="2.007cm" svg:width="13.727cm" svg:height="5.871cm"/>
          <chart:axis chart:dimension="x" chart:name="primary-x" chart:style-name="ch5" chartooo:axis-type="auto">
            <chart:title svg:x="7.687cm" svg:y="8.722cm" chart:style-name="ch6">
              <text:p>Matrix Size (N)</text:p>
            </chart:title>
            <chart:categories table:cell-range-address="local-table.$A$2:.$A$10"/>
          </chart:axis>
          <chart:axis chart:dimension="y" chart:name="primary-y" chart:style-name="ch7">
            <chart:title svg:x="0.531cm" svg:y="7.009cm" chart:style-name="ch8">
              <text:p>Average Time (Seconds)</text:p>
            </chart:title>
            <chart:grid chart:style-name="ch9" chart:class="major"/>
          </chart:axis>
          <chart:series chart:style-name="ch10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1" chart:values-cell-range-address="local-table.$D$2:.$D$10" chart:label-cell-address="local-table.$D$1" chart:class="chart:scatter">
            <chart:data-point chart:repeated="9"/>
          </chart:series>
          <chart:series chart:style-name="ch12" chart:values-cell-range-address="local-table.$E$2:.$E$10" chart:label-cell-address="local-table.$E$1" chart:class="chart:scatter">
            <chart:data-point chart:repeated="9"/>
          </chart:series>
          <chart:series chart:style-name="ch13" chart:values-cell-range-address="local-table.$F$2:.$F$10" chart:label-cell-address="local-table.$F$1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1 Thread</text:p>
              </table:table-cell>
              <table:table-cell office:value-type="string">
                <text:p>2 Threads</text:p>
              </table:table-cell>
              <table:table-cell office:value-type="string">
                <text:p>3 Threads</text:p>
              </table:table-cell>
              <table:table-cell office:value-type="string">
                <text:p>4 Thre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</table:table-cell>
              <table:table-cell office:value-type="float" office:value="0.00755966666666667">
                <text:p>0.00755966666666667</text:p>
              </table:table-cell>
              <table:table-cell office:value-type="float" office:value="0.007093">
                <text:p>0.007093</text:p>
              </table:table-cell>
              <table:table-cell office:value-type="float" office:value="0.00502066666666667">
                <text:p>0.00502066666666667</text:p>
              </table:table-cell>
              <table:table-cell office:value-type="float" office:value="0.004035">
                <text:p>0.0040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">
                <text:p>192</text:p>
              </table:table-cell>
              <table:table-cell office:value-type="float" office:value="0.0253516666666667">
                <text:p>0.0253516666666667</text:p>
              </table:table-cell>
              <table:table-cell office:value-type="float" office:value="0.016236">
                <text:p>0.016236</text:p>
              </table:table-cell>
              <table:table-cell office:value-type="float" office:value="0.0152623333333333">
                <text:p>0.0152623333333333</text:p>
              </table:table-cell>
              <table:table-cell office:value-type="float" office:value="0.00670333333333333">
                <text:p>0.00670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0.0535753333333333">
                <text:p>0.0535753333333333</text:p>
              </table:table-cell>
              <table:table-cell office:value-type="float" office:value="0.0314346666666667">
                <text:p>0.0314346666666667</text:p>
              </table:table-cell>
              <table:table-cell office:value-type="float" office:value="0.0182936666666667">
                <text:p>0.0182936666666667</text:p>
              </table:table-cell>
              <table:table-cell office:value-type="float" office:value="0.0128933333333333">
                <text:p>0.01289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4">
                <text:p>384</text:p>
              </table:table-cell>
              <table:table-cell office:value-type="float" office:value="0.157752">
                <text:p>0.157752</text:p>
              </table:table-cell>
              <table:table-cell office:value-type="float" office:value="0.0874246666666667">
                <text:p>0.0874246666666667</text:p>
              </table:table-cell>
              <table:table-cell office:value-type="float" office:value="0.062254">
                <text:p>0.062254</text:p>
              </table:table-cell>
              <table:table-cell office:value-type="float" office:value="0.0423213333333333">
                <text:p>0.042321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0.364138666666667">
                <text:p>0.364138666666667</text:p>
              </table:table-cell>
              <table:table-cell office:value-type="float" office:value="0.195319333333333">
                <text:p>0.195319333333333</text:p>
              </table:table-cell>
              <table:table-cell office:value-type="float" office:value="0.135065333333333">
                <text:p>0.135065333333333</text:p>
              </table:table-cell>
              <table:table-cell office:value-type="float" office:value="0.0985996666666667">
                <text:p>0.098599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8">
                <text:p>768</text:p>
              </table:table-cell>
              <table:table-cell office:value-type="float" office:value="1.20118866666667">
                <text:p>1.20118866666667</text:p>
              </table:table-cell>
              <table:table-cell office:value-type="float" office:value="0.627881666666667">
                <text:p>0.627881666666667</text:p>
              </table:table-cell>
              <table:table-cell office:value-type="float" office:value="0.431774">
                <text:p>0.431774</text:p>
              </table:table-cell>
              <table:table-cell office:value-type="float" office:value="0.329722">
                <text:p>0.3297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2.94161766666667">
                <text:p>2.94161766666667</text:p>
              </table:table-cell>
              <table:table-cell office:value-type="float" office:value="1.52383966666667">
                <text:p>1.52383966666667</text:p>
              </table:table-cell>
              <table:table-cell office:value-type="float" office:value="1.04612166666667">
                <text:p>1.04612166666667</text:p>
              </table:table-cell>
              <table:table-cell office:value-type="float" office:value="0.800946333333333">
                <text:p>0.800946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36">
                <text:p>1536</text:p>
              </table:table-cell>
              <table:table-cell office:value-type="float" office:value="9.96528666666667">
                <text:p>9.96528666666667</text:p>
              </table:table-cell>
              <table:table-cell office:value-type="float" office:value="5.13543866666667">
                <text:p>5.13543866666667</text:p>
              </table:table-cell>
              <table:table-cell office:value-type="float" office:value="3.511121">
                <text:p>3.511121</text:p>
              </table:table-cell>
              <table:table-cell office:value-type="float" office:value="2.70018533333333">
                <text:p>2.700185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23.463439">
                <text:p>23.463439</text:p>
              </table:table-cell>
              <table:table-cell office:value-type="float" office:value="12.0888706666667">
                <text:p>12.0888706666667</text:p>
              </table:table-cell>
              <table:table-cell office:value-type="float" office:value="8.27731133333333">
                <text:p>8.27731133333333</text:p>
              </table:table-cell>
              <table:table-cell office:value-type="float" office:value="6.36139266666667">
                <text:p>6.361392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5.561cm" svg:y="0.315cm" chart:style-name="ch2">
          <text:p>Matrix Size vs Speedup</text:p>
        </chart:title>
        <chart:legend chart:legend-position="end" svg:x="12.803cm" svg:y="3.702cm" style:legend-expansion="high" chart:style-name="ch3"/>
        <chart:plot-area chart:style-name="ch4" chart:data-source-has-labels="both" svg:x="1.33cm" svg:y="1.631cm" svg:width="10.835cm" svg:height="6.208cm">
          <chartooo:coordinate-region svg:x="2.057cm" svg:y="1.831cm" svg:width="9.736cm" svg:height="5.361cm"/>
          <chart:axis chart:dimension="x" chart:name="primary-x" chart:style-name="ch5" chartooo:axis-type="auto">
            <chart:title svg:x="5.631cm" svg:y="8.018cm" chart:style-name="ch6">
              <text:p>Matrix Size (N)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5.454cm" chart:style-name="ch8">
              <text:p>Speedup</text:p>
            </chart:title>
            <chart:grid chart:style-name="ch9" chart:class="major"/>
          </chart:axis>
          <chart:series chart:style-name="ch10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1" chart:values-cell-range-address="local-table.$D$2:.$D$10" chart:label-cell-address="local-table.$D$1" chart:class="chart:scatter">
            <chart:data-point chart:repeated="9"/>
          </chart:series>
          <chart:series chart:style-name="ch12" chart:values-cell-range-address="local-table.$E$2:.$E$10" chart:label-cell-address="local-table.$E$1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peedup T2</text:p>
              </table:table-cell>
              <table:table-cell office:value-type="string">
                <text:p>Speedup T3</text:p>
              </table:table-cell>
              <table:table-cell office:value-type="string">
                <text:p>Speedup T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</table:table-cell>
              <table:table-cell office:value-type="float" office:value="1.06579256544011">
                <text:p>1.06579256544011</text:p>
              </table:table-cell>
              <table:table-cell office:value-type="float" office:value="1.50570973310317">
                <text:p>1.50570973310317</text:p>
              </table:table-cell>
              <table:table-cell office:value-type="float" office:value="1.87352333746386">
                <text:p>1.873523337463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">
                <text:p>192</text:p>
              </table:table-cell>
              <table:table-cell office:value-type="float" office:value="1.56144781144781">
                <text:p>1.56144781144781</text:p>
              </table:table-cell>
              <table:table-cell office:value-type="float" office:value="1.66106099984712">
                <text:p>1.66106099984712</text:p>
              </table:table-cell>
              <table:table-cell office:value-type="float" office:value="3.78194927896569">
                <text:p>3.78194927896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1.70433915846624">
                <text:p>1.70433915846624</text:p>
              </table:table-cell>
              <table:table-cell office:value-type="float" office:value="2.92862739381571">
                <text:p>2.92862739381571</text:p>
              </table:table-cell>
              <table:table-cell office:value-type="float" office:value="4.1552740434333">
                <text:p>4.1552740434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4">
                <text:p>384</text:p>
              </table:table-cell>
              <table:table-cell office:value-type="float" office:value="1.80443353134508">
                <text:p>1.80443353134508</text:p>
              </table:table-cell>
              <table:table-cell office:value-type="float" office:value="2.53400584701385">
                <text:p>2.53400584701385</text:p>
              </table:table-cell>
              <table:table-cell office:value-type="float" office:value="3.72748180586623">
                <text:p>3.72748180586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1.86432474682486">
                <text:p>1.86432474682486</text:p>
              </table:table-cell>
              <table:table-cell office:value-type="float" office:value="2.69601871686789">
                <text:p>2.69601871686789</text:p>
              </table:table-cell>
              <table:table-cell office:value-type="float" office:value="3.69310241075866">
                <text:p>3.693102410758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8">
                <text:p>768</text:p>
              </table:table-cell>
              <table:table-cell office:value-type="float" office:value="1.91308128654816">
                <text:p>1.91308128654816</text:p>
              </table:table-cell>
              <table:table-cell office:value-type="float" office:value="2.78198471113746">
                <text:p>2.78198471113746</text:p>
              </table:table-cell>
              <table:table-cell office:value-type="float" office:value="3.64303463726008">
                <text:p>3.64303463726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1.93039840805649">
                <text:p>1.93039840805649</text:p>
              </table:table-cell>
              <table:table-cell office:value-type="float" office:value="2.81192691098709">
                <text:p>2.81192691098709</text:p>
              </table:table-cell>
              <table:table-cell office:value-type="float" office:value="3.67267761177507">
                <text:p>3.672677611775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36">
                <text:p>1536</text:p>
              </table:table-cell>
              <table:table-cell office:value-type="float" office:value="1.9404937559375">
                <text:p>1.9404937559375</text:p>
              </table:table-cell>
              <table:table-cell office:value-type="float" office:value="2.83820656327898">
                <text:p>2.83820656327898</text:p>
              </table:table-cell>
              <table:table-cell office:value-type="float" office:value="3.69059358394658">
                <text:p>3.690593583946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1.94091240174296">
                <text:p>1.94091240174296</text:p>
              </table:table-cell>
              <table:table-cell office:value-type="float" office:value="2.83466914014833">
                <text:p>2.83466914014833</text:p>
              </table:table-cell>
              <table:table-cell office:value-type="float" office:value="3.68841230678104">
                <text:p>3.688412306781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5.217cm" svg:y="0.315cm" chart:style-name="ch2">
          <text:p>Matrix Size N vs Efficiency</text:p>
        </chart:title>
        <chart:legend chart:legend-position="end" svg:x="12.618cm" svg:y="3.702cm" style:legend-expansion="high" chart:style-name="ch3"/>
        <chart:plot-area chart:style-name="ch4" chart:data-source-has-labels="both" svg:x="1.33cm" svg:y="1.631cm" svg:width="10.65cm" svg:height="6.208cm">
          <chartooo:coordinate-region svg:x="2.057cm" svg:y="1.831cm" svg:width="9.551cm" svg:height="5.361cm"/>
          <chart:axis chart:dimension="x" chart:name="primary-x" chart:style-name="ch5" chartooo:axis-type="auto">
            <chart:title svg:x="5.539cm" svg:y="8.018cm" chart:style-name="ch6">
              <text:p>Matrix Size (N)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5.48cm" chart:style-name="ch8">
              <text:p>Efficiency</text:p>
            </chart:title>
            <chart:grid chart:style-name="ch9" chart:class="major"/>
          </chart:axis>
          <chart:series chart:style-name="ch10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1" chart:values-cell-range-address="local-table.$D$2:.$D$10" chart:label-cell-address="local-table.$D$1" chart:class="chart:scatter">
            <chart:data-point chart:repeated="9"/>
          </chart:series>
          <chart:series chart:style-name="ch12" chart:values-cell-range-address="local-table.$E$2:.$E$10" chart:label-cell-address="local-table.$E$1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Efficiency T2</text:p>
              </table:table-cell>
              <table:table-cell office:value-type="string">
                <text:p>Efficiency T3</text:p>
              </table:table-cell>
              <table:table-cell office:value-type="string">
                <text:p>Efficiency T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</table:table-cell>
              <table:table-cell office:value-type="float" office:value="0.532896282720053">
                <text:p>0.532896282720053</text:p>
              </table:table-cell>
              <table:table-cell office:value-type="float" office:value="0.501903244367724">
                <text:p>0.501903244367724</text:p>
              </table:table-cell>
              <table:table-cell office:value-type="float" office:value="0.468380834365965">
                <text:p>0.4683808343659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">
                <text:p>192</text:p>
              </table:table-cell>
              <table:table-cell office:value-type="float" office:value="0.780723905723906">
                <text:p>0.780723905723906</text:p>
              </table:table-cell>
              <table:table-cell office:value-type="float" office:value="0.553686999949039">
                <text:p>0.553686999949039</text:p>
              </table:table-cell>
              <table:table-cell office:value-type="float" office:value="0.945487319741422">
                <text:p>0.9454873197414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0.852169579233119">
                <text:p>0.852169579233119</text:p>
              </table:table-cell>
              <table:table-cell office:value-type="float" office:value="0.976209131271903">
                <text:p>0.976209131271903</text:p>
              </table:table-cell>
              <table:table-cell office:value-type="float" office:value="1.03881851085832">
                <text:p>1.03881851085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4">
                <text:p>384</text:p>
              </table:table-cell>
              <table:table-cell office:value-type="float" office:value="0.902216765672541">
                <text:p>0.902216765672541</text:p>
              </table:table-cell>
              <table:table-cell office:value-type="float" office:value="0.844668615671282">
                <text:p>0.844668615671282</text:p>
              </table:table-cell>
              <table:table-cell office:value-type="float" office:value="0.931870451466557">
                <text:p>0.931870451466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0.932162373412429">
                <text:p>0.932162373412429</text:p>
              </table:table-cell>
              <table:table-cell office:value-type="float" office:value="0.898672905622629">
                <text:p>0.898672905622629</text:p>
              </table:table-cell>
              <table:table-cell office:value-type="float" office:value="0.923275602689664">
                <text:p>0.923275602689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8">
                <text:p>768</text:p>
              </table:table-cell>
              <table:table-cell office:value-type="float" office:value="0.956540643274078">
                <text:p>0.956540643274078</text:p>
              </table:table-cell>
              <table:table-cell office:value-type="float" office:value="0.927328237045821">
                <text:p>0.927328237045821</text:p>
              </table:table-cell>
              <table:table-cell office:value-type="float" office:value="0.910758659315019">
                <text:p>0.910758659315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0.965199204028245">
                <text:p>0.965199204028245</text:p>
              </table:table-cell>
              <table:table-cell office:value-type="float" office:value="0.93730897032903">
                <text:p>0.93730897032903</text:p>
              </table:table-cell>
              <table:table-cell office:value-type="float" office:value="0.918169402943767">
                <text:p>0.9181694029437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36">
                <text:p>1536</text:p>
              </table:table-cell>
              <table:table-cell office:value-type="float" office:value="0.97024687796875">
                <text:p>0.97024687796875</text:p>
              </table:table-cell>
              <table:table-cell office:value-type="float" office:value="0.946068854426328">
                <text:p>0.946068854426328</text:p>
              </table:table-cell>
              <table:table-cell office:value-type="float" office:value="0.922648395986646">
                <text:p>0.9226483959866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0.970456200871479">
                <text:p>0.970456200871479</text:p>
              </table:table-cell>
              <table:table-cell office:value-type="float" office:value="0.944889713382776">
                <text:p>0.944889713382776</text:p>
              </table:table-cell>
              <table:table-cell office:value-type="float" office:value="0.92210307669526">
                <text:p>0.922103076695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2" chart:maximum="4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4.78cm" svg:y="0.315cm" chart:style-name="ch2">
          <text:p>Number of Threads vs Speedup</text:p>
        </chart:title>
        <chart:subtitle svg:x="4.78cm" svg:y="1.273cm" chart:style-name="ch3">
          <text:p>In terms of largest matrix size tested</text:p>
        </chart:subtitle>
        <chart:legend chart:legend-position="end" svg:x="13.306cm" svg:y="4.2cm" style:legend-expansion="high" chart:style-name="ch4"/>
        <chart:plot-area chart:style-name="ch5" chart:data-source-has-labels="both" svg:x="1.459cm" svg:y="1.661cm" svg:width="11.149cm" svg:height="6.201cm">
          <chartooo:coordinate-region svg:x="2.186cm" svg:y="1.86cm" svg:width="10.328cm" svg:height="5.355cm"/>
          <chart:axis chart:dimension="x" chart:name="primary-x" chart:style-name="ch6" chartooo:axis-type="auto">
            <chart:title svg:x="5.11cm" svg:y="8.041cm" chart:style-name="ch7">
              <text:p>Number of Threads(P &gt; 1)</text:p>
            </chart:title>
            <chart:categories table:cell-range-address="local-table.$A$2:.$A$4"/>
          </chart:axis>
          <chart:axis chart:dimension="y" chart:name="primary-y" chart:style-name="ch8">
            <chart:title svg:x="0.58cm" svg:y="5.48cm" chart:style-name="ch9">
              <text:p>Speedup</text:p>
            </chart:title>
            <chart:grid chart:style-name="ch10" chart:class="major"/>
          </chart:axis>
          <chart:series chart:style-name="ch11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940912402">
                <text:p>1.9409124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83466914">
                <text:p>2.834669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688412307">
                <text:p>3.6884123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2" chart:maximum="4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4.661cm" svg:y="0.315cm" chart:style-name="ch2">
          <text:p>Number of Threads vs Efficiency</text:p>
        </chart:title>
        <chart:subtitle svg:x="4.78cm" svg:y="1.273cm" chart:style-name="ch3">
          <text:p>In terms of largest matrix size tested</text:p>
        </chart:subtitle>
        <chart:legend chart:legend-position="end" svg:x="13.12cm" svg:y="4.2cm" style:legend-expansion="high" chart:style-name="ch4"/>
        <chart:plot-area chart:style-name="ch5" chart:data-source-has-labels="both" svg:x="1.33cm" svg:y="2.314cm" svg:width="11.152cm" svg:height="5.525cm">
          <chartooo:coordinate-region svg:x="2.242cm" svg:y="2.513cm" svg:width="10.146cm" svg:height="4.679cm"/>
          <chart:axis chart:dimension="x" chart:name="primary-x" chart:style-name="ch6" chartooo:axis-type="auto">
            <chart:title svg:x="5.46cm" svg:y="8.018cm" chart:style-name="ch7">
              <text:p>Number of Threads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5.821cm" chart:style-name="ch9">
              <text:p>Efficiency</text:p>
            </chart:title>
            <chart:grid chart:style-name="ch10" chart:class="major"/>
          </chart:axis>
          <chart:series chart:style-name="ch11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Efficien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970456201">
                <text:p>0.9704562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44889713">
                <text:p>0.944889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22103077">
                <text:p>0.9221030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